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1dbb" officeooo:paragraph-rsid="00061dbb"/>
    </style:style>
    <style:style style:name="P2" style:family="paragraph" style:parent-style-name="Standard">
      <style:text-properties officeooo:rsid="0007cd47" officeooo:paragraph-rsid="0007cd47"/>
    </style:style>
    <style:style style:name="P3" style:family="paragraph" style:parent-style-name="Standard">
      <style:text-properties officeooo:rsid="0007cd47" officeooo:paragraph-rsid="0008a3a6"/>
    </style:style>
    <style:style style:name="P4" style:family="paragraph" style:parent-style-name="Standard">
      <style:text-properties officeooo:rsid="0008a3a6" officeooo:paragraph-rsid="0008a3a6"/>
    </style:style>
    <style:style style:name="P5" style:family="paragraph" style:parent-style-name="Standard">
      <style:text-properties officeooo:rsid="00099ea3" officeooo:paragraph-rsid="00099ea3"/>
    </style:style>
    <style:style style:name="P6" style:family="paragraph" style:parent-style-name="Standard">
      <style:text-properties officeooo:rsid="0009aaa4" officeooo:paragraph-rsid="0009aaa4"/>
    </style:style>
    <style:style style:name="P7" style:family="paragraph" style:parent-style-name="Standard">
      <style:text-properties officeooo:rsid="000ac555" officeooo:paragraph-rsid="000ac555"/>
    </style:style>
    <style:style style:name="P8" style:family="paragraph" style:parent-style-name="Standard">
      <style:text-properties officeooo:rsid="000d3108" officeooo:paragraph-rsid="000d3108"/>
    </style:style>
    <style:style style:name="P9" style:family="paragraph" style:parent-style-name="Standard">
      <style:text-properties officeooo:rsid="000d3108" officeooo:paragraph-rsid="000dff85"/>
    </style:style>
    <style:style style:name="P10" style:family="paragraph" style:parent-style-name="Standard">
      <style:text-properties officeooo:rsid="000dff85" officeooo:paragraph-rsid="000dff85"/>
    </style:style>
    <style:style style:name="P11" style:family="paragraph" style:parent-style-name="Standard">
      <style:text-properties officeooo:rsid="000f312c" officeooo:paragraph-rsid="000f312c"/>
    </style:style>
    <style:style style:name="P12" style:family="paragraph" style:parent-style-name="Standard">
      <style:text-properties officeooo:rsid="000f781c" officeooo:paragraph-rsid="000f781c"/>
    </style:style>
    <style:style style:name="T1" style:family="text">
      <style:text-properties officeooo:rsid="0007cd47"/>
    </style:style>
    <style:style style:name="T2" style:family="text">
      <style:text-properties style:font-name="Liberation Serif1"/>
    </style:style>
    <style:style style:name="T3" style:family="text">
      <style:text-properties style:font-name="Liberation Serif1" officeooo:rsid="0007cd47"/>
    </style:style>
    <style:style style:name="T4" style:family="text">
      <style:text-properties style:font-name="Liberation Serif1" officeooo:rsid="0008a3a6"/>
    </style:style>
    <style:style style:name="T5" style:family="text">
      <style:text-properties style:font-name="Liberation Serif1" officeooo:rsid="000dff85"/>
    </style:style>
    <style:style style:name="T6" style:family="text">
      <style:text-properties style:font-name="Liberation Serif1" officeooo:rsid="000f31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rected graph: a pair of (V, E) where V is a finite set and E subset of V x V is a set of ordered pairs</text:p>
      <text:p text:style-name="P1">Undirected graph: nodes with no direction</text:p>
      <text:p text:style-name="P1">Maximum number of edges in a digraph(directed Graph) is n(n-1)</text:p>
      <text:p text:style-name="P1">Maximum number of edges in a graph <text:s/>n(n-1) / 2</text:p>
      <text:p text:style-name="P1">Connected digraph: <text:span text:style-name="T1">graph in which the underlying undirected graph is all connected</text:span></text:p>
      <text:p text:style-name="P1"/>
      <text:p text:style-name="P2">Adjacency Matrix: </text:p>
      <text:p text:style-name="P2">Determine an edge from Vertex I to Vertex J: O(1)</text:p>
      <text:p text:style-name="P2">Enumerate all edges in graph: <text:span text:style-name="T2">Θ ( |V^2|)</text:span></text:p>
      <text:p text:style-name="P2"><text:span text:style-name="T2">Space complexity of Matrix: Θ ( |V^2|)</text:span></text:p>
      <text:p text:style-name="P2"><text:span text:style-name="T2">Work well for dense graphs but not sparse networks</text:span></text:p>
      <text:p text:style-name="P2"><text:span text:style-name="T2"/></text:p>
      <text:p text:style-name="P2"><text:span text:style-name="T2">Adjacency List:</text:span></text:p>
      <text:p text:style-name="P2"><text:span text:style-name="T2">To determine an edge: Θ ( |V| )</text:span></text:p>
      <text:p text:style-name="P2"><text:span text:style-name="T2">Space complexity of list: Θ ( |E| + |V| )</text:span></text:p>
      <text:p text:style-name="P2"><text:span text:style-name="T2"/></text:p>
      <text:p text:style-name="P2"><text:span text:style-name="T2">Breadth First:</text:span></text:p>
      <text:p text:style-name="P2"><text:span text:style-name="T2">Visit all neighbors of a vertex before going to the next next level of the graph</text:span></text:p>
      <text:p text:style-name="P4"><text:span text:style-name="T2">Tw(n,m) = </text:span><text:span text:style-name="T3">Θ ( </text:span><text:span text:style-name="T2">n + m)</text:span></text:p>
      <text:p text:style-name="P2"><text:span text:style-name="T2"/></text:p>
      <text:p text:style-name="P2"><text:span text:style-name="T2">Depth First:</text:span></text:p>
      <text:p text:style-name="P4"><text:span text:style-name="T2">Pick a Node and visit it, then visit one of its children that has not been visited yet. If there are no children return and visit the next child of the starting node. If there are no more children to choose from and the graph hasn’t been visited fully then select a random node that hasn’t been visited and start the process over</text:span></text:p>
      <text:p text:style-name="P3"><text:span text:style-name="T4">Tw(n,m) = </text:span><text:span text:style-name="T2">Θ ( </text:span><text:span text:style-name="T4">n + m )</text:span></text:p>
      <text:p text:style-name="P3"><text:span text:style-name="T4"/></text:p>
      <text:p text:style-name="P4"><text:span text:style-name="T2">Topological Sort: </text:span></text:p>
      <text:p text:style-name="P5"><text:span text:style-name="T2">Need a Directed Acyclic Graph: (graph where there is no directed cycle)</text:span></text:p>
      <text:p text:style-name="P5"><text:span text:style-name="T2">Use DFS, Only add a node to a collection after visiting every edge emanating from it</text:span></text:p>
      <text:p text:style-name="P5"><text:span text:style-name="T2">Tw(n,m) = </text:span><text:span text:style-name="T3">Θ ( </text:span><text:span text:style-name="T2">n + m )</text:span></text:p>
      <text:p text:style-name="P5"><text:span text:style-name="T2"/></text:p>
      <text:p text:style-name="P5"><text:span text:style-name="T2">Union-Find Structure (Disjoint Set):</text:span></text:p>
      <text:p text:style-name="P5"><text:span text:style-name="T2">Make Set: Tw = O(1)</text:span></text:p>
      <text:p text:style-name="P5"><text:span text:style-name="T2">Union: Tw = O(1)</text:span></text:p>
      <text:p text:style-name="P5"><text:span text:style-name="T2">Find: Tw = O(n)</text:span></text:p>
      <text:p text:style-name="P6"><text:span text:style-name="T2">Weighing heuristic with initially empty collection: Then n Make Set, union, and find operations take </text:span><text:span text:style-name="T3">Θ</text:span><text:span text:style-name="T2">(n log n) in worst case. Amortized is </text:span><text:span text:style-name="T3">Θ ( </text:span><text:span text:style-name="T2">log n )</text:span></text:p>
      <text:p text:style-name="P6"><text:span text:style-name="T2">Using just the path compression yields the same results as just the weighing heuristic.</text:span></text:p>
      <text:p text:style-name="P6"><text:span text:style-name="T2"/></text:p>
      <text:p text:style-name="P8"><text:span text:style-name="T2">Kruskal’s algorithm:</text:span></text:p>
      <text:p text:style-name="P8"><text:span text:style-name="T2">Start with every vertex in the graph being a tree by itself. Combine trees based on the minimum edge between all trees. Combine trees until there is only one remaining tree. Tw(n,m) = </text:span><text:span text:style-name="T3">Θ ( </text:span><text:span text:style-name="T2">|E| log </text:span><text:span text:style-name="T3">|</text:span><text:span text:style-name="T2">V</text:span><text:span text:style-name="T3">| )</text:span></text:p>
      <text:p text:style-name="P7"><text:span text:style-name="T2"/></text:p>
      <text:p text:style-name="P7"><text:span text:style-name="T2"/></text:p>
      <text:p text:style-name="P7"><text:span text:style-name="T2"/></text:p>
      <text:p text:style-name="P7"><text:span text:style-name="T2"/></text:p>
      <text:p text:style-name="P8"><text:span text:style-name="T2">Prim’s: </text:span></text:p>
      <text:p text:style-name="P8"><text:soft-page-break/><text:span text:style-name="T2">Pick a node and make that a tree. FROM THAT NODE extend the tree to another node the least cost edge TO THE CURRENT TREE(Start with one node and grow it to size two, then from any edge those have, extend to another node from the shortest cost). Tw(n, m) = </text:span><text:span text:style-name="T3">Θ ( </text:span><text:span text:style-name="T2">n^2 )</text:span></text:p>
      <text:p text:style-name="P7"><text:span text:style-name="T2"/></text:p>
      <text:p text:style-name="P8"><text:span text:style-name="T2">Shortest Path Problem:</text:span></text:p>
      <text:p text:style-name="P8"><text:span text:style-name="T2">Cannot have a negative cost </text:span><text:span text:style-name="T5">edge or else the shortest path will not be defined.</text:span></text:p>
      <text:p text:style-name="P8"><text:span text:style-name="T5"/></text:p>
      <text:p text:style-name="P8"><text:span text:style-name="T5"><text:tab/>Dijkstra’s Algorithm: </text:span></text:p>
      <text:p text:style-name="P9"><text:span text:style-name="T5"><text:tab/>Maintain a Vertex set S that is initially empty, (Stopping condition will be when S has all the vertex’s). And also have a previous node for each vertex in S(so we know the edge that made the shortest distance to get there). From the starting node find all vertex’s with an edge that comes from the starting node. Update the distance to the next node if it is shorter than the distance previously there, if you update the shortest way to get to the node, then add to the node the previous node that led to the edge(So we can construct the path at the end) Tw = <text:s/></text:span><text:span text:style-name="T3">Θ ( |V^2|)</text:span></text:p>
      <text:p text:style-name="P9"><text:span text:style-name="T3"/></text:p>
      <text:p text:style-name="P9"><text:span text:style-name="T3"/></text:p>
      <text:p text:style-name="P10"><text:span text:style-name="T3">S</text:span><text:span text:style-name="T2">orts:</text:span></text:p>
      <text:p text:style-name="P10"><text:span text:style-name="T2">Counting sort (Bucket Sort): Tw(n, N) = </text:span><text:span text:style-name="T3">Θ ( |</text:span><text:span text:style-name="T2">n + N</text:span><text:span text:style-name="T3">|)<text:tab/></text:span><text:span text:style-name="T6">Stable: Yes</text:span></text:p>
      <text:p text:style-name="P10"><text:span text:style-name="T3">I</text:span><text:span text:style-name="T2">nsertion Sort: Tw(n) = </text:span><text:span text:style-name="T3">Θ ( </text:span><text:span text:style-name="T2">n^2 </text:span><text:span text:style-name="T3">) <text:tab/></text:span><text:span text:style-name="T2">In place: Yes<text:tab/>Stable: Yes</text:span></text:p>
      <text:p text:style-name="P10"><text:span text:style-name="T2">Selection Sort: Tw(n) = </text:span><text:span text:style-name="T3">Θ ( </text:span><text:span text:style-name="T2">n^2 </text:span><text:span text:style-name="T3">)<text:tab/></text:span><text:span text:style-name="T2">In place: Yes<text:tab/>Stable: No</text:span></text:p>
      <text:p text:style-name="P10"><text:span text:style-name="T2">Heap Sort: Tw(n) = </text:span><text:span text:style-name="T3">Θ ( </text:span><text:span text:style-name="T2">n log n </text:span><text:span text:style-name="T3">)<text:tab/></text:span><text:span text:style-name="T2">In place: Yes<text:tab/>Stable: No</text:span></text:p>
      <text:p text:style-name="P10"><text:span text:style-name="T2">Merge Sort: Tw(n) = </text:span><text:span text:style-name="T3">Θ ( </text:span><text:span text:style-name="T2">n log n </text:span><text:span text:style-name="T3">)<text:tab/></text:span><text:span text:style-name="T2">In place: No<text:tab/>Stable: Yes</text:span></text:p>
      <text:p text:style-name="P11"><text:span text:style-name="T2">Quick Sort: </text:span><text:span text:style-name="T5">Tw(n) = </text:span><text:span text:style-name="T3">Θ ( </text:span><text:span text:style-name="T5">n</text:span><text:span text:style-name="T2">^2 </text:span><text:span text:style-name="T3">)<text:tab/></text:span><text:span text:style-name="T2">Ta = </text:span><text:span text:style-name="T3">Θ ( </text:span><text:span text:style-name="T5">n log n </text:span><text:span text:style-name="T3">)</text:span></text:p>
      <text:p text:style-name="P11"><text:span text:style-name="T3">L</text:span><text:span text:style-name="T2">SD Radix Sort: </text:span><text:span text:style-name="T5">Tw(n) = </text:span><text:span text:style-name="T3">Θ ( </text:span><text:span text:style-name="T2">k(n + N)</text:span><text:span text:style-name="T5"> </text:span><text:span text:style-name="T3">)</text:span></text:p>
      <text:p text:style-name="P11"><text:span text:style-name="T3">R</text:span><text:span text:style-name="T2">adix: Look at 1’s place and put into buckets from 0-9, then from your buckets add them to a new list to sort and then do the same thing on the new list but on the 10’s place. Repeat until you have reached the max length of the integer.</text:span></text:p>
      <text:p text:style-name="P11"><text:span text:style-name="T2"/></text:p>
      <text:p text:style-name="P11"><text:span text:style-name="T2"/></text:p>
      <text:p text:style-name="P12"><text:span text:style-name="T2">Make heap from an array: </text:span><text:span text:style-name="T5">Tw(n) = </text:span><text:span text:style-name="T3">Θ ( </text:span><text:span text:style-name="T5">n </text:span><text:span text:style-name="T3">)</text:span></text:p>
      <text:p text:style-name="P12"><text:span text:style-name="T3">S</text:span><text:span text:style-name="T2">earch for val in hash table: </text:span><text:span text:style-name="T5">Tw(n) = </text:span><text:span text:style-name="T3">Θ ( </text:span><text:span text:style-name="T2">1</text:span><text:span text:style-name="T5"> </text:span><text:span text:style-name="T3">)</text:span></text:p>
      <text:p text:style-name="P12"><text:span text:style-name="T3">S</text:span><text:span text:style-name="T2">earch for val in Sorted array: </text:span><text:span text:style-name="T5">Tw(n) = </text:span><text:span text:style-name="T3">Θ ( </text:span><text:span text:style-name="T5">log n </text:span><text:span text:style-name="T3">)</text:span></text:p>
      <text:p text:style-name="P12"><text:span text:style-name="T3">V</text:span><text:span text:style-name="T2">al in linked list: </text:span><text:span text:style-name="T5">Tw(n) = </text:span><text:span text:style-name="T3">Θ ( </text:span><text:span text:style-name="T5">n </text:span><text:span text:style-name="T3">)</text:span></text:p>
      <text:p text:style-name="P12"><text:span text:style-name="T3">V</text:span><text:span text:style-name="T2">al at index I in array: </text:span><text:span text:style-name="T5">Tw(n) = </text:span><text:span text:style-name="T3">Θ ( </text:span><text:span text:style-name="T2">1</text:span><text:span text:style-name="T5"> </text:span><text:span text:style-name="T3">)</text:span></text:p>
      <text:p text:style-name="P1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21:58:22.843858698</meta:creation-date>
    <dc:date>2018-04-05T13:02:44.771895922</dc:date>
    <meta:editing-duration>PT22M21S</meta:editing-duration>
    <meta:editing-cycles>2</meta:editing-cycles>
    <meta:generator>LibreOffice/5.1.6.2$Linux_X86_64 LibreOffice_project/10m0$Build-2</meta:generator>
    <meta:document-statistic meta:table-count="0" meta:image-count="0" meta:object-count="0" meta:page-count="2" meta:paragraph-count="51" meta:word-count="748" meta:character-count="3638" meta:non-whitespace-character-count="2932"/>
  </office:meta>
</office:document-meta>
</file>